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2">
      <style:text-properties fo:language="none" fo:country="none" style:language-asian="none" style:country-asian="none" style:language-complex="none" style:country-complex="none"/>
    </style:style>
    <style:style style:name="ce6" style:family="table-cell" style:parent-style-name="Default" style:data-style-name="N122"/>
    <style:style style:name="T1" style:family="text">
      <style:text-properties fo:color="#ce181e"/>
    </style:style>
    <style:style style:name="T2" style:family="text">
      <style:text-properties fo:color="#8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m (kg) </text:p>
          </table:table-cell>
          <table:table-cell table:style-name="ce1" office:value-type="string" calcext:value-type="string">
            <text:p>T (s) </text:p>
          </table:table-cell>
          <table:table-cell table:style-name="ce1" office:value-type="string" calcext:value-type="string">
            <text:p>  K<text:span text:style-name="T2">*</text:span> (kg/s^2)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table:style-name="ce3" office:value-type="float" office:value="1.24" calcext:value-type="float">
            <text:p>1.24</text:p>
          </table:table-cell>
          <table:table-cell table:formula="of:=4*PI()^2*([.A2]/[.B2]^2)" office:value-type="float" office:value="13.1714543646172" calcext:value-type="float">
            <text:p>13.17145436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.33" calcext:value-type="float">
            <text:p>1.33</text:p>
          </table:table-cell>
          <table:table-cell table:formula="of:=4*PI()^2*([.A3]/[.B3]^2)" office:value-type="float" office:value="12.9667932772523" calcext:value-type="float">
            <text:p>12.96679328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.36" calcext:value-type="float">
            <text:p>1.36</text:p>
          </table:table-cell>
          <table:table-cell table:formula="of:=4*PI()^2*([.A4]/[.B4]^2)" office:value-type="float" office:value="13.5322863111822" calcext:value-type="float">
            <text:p>13.53228631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.44" calcext:value-type="float">
            <text:p>1.44</text:p>
          </table:table-cell>
          <table:table-cell table:formula="of:=4*PI()^2*([.A5]/[.B5]^2)" office:value-type="float" office:value="13.1556648170385" calcext:value-type="float">
            <text:p>13.15566482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table:style-name="ce3" office:value-type="float" office:value="1.5" calcext:value-type="float">
            <text:p>1.50</text:p>
          </table:table-cell>
          <table:table-cell table:formula="of:=4*PI()^2*([.A6]/[.B6]^2)" office:value-type="float" office:value="13.1945644615452" calcext:value-type="float">
            <text:p>13.19456446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59" calcext:value-type="float">
            <text:p>1.59</text:p>
          </table:table-cell>
          <table:table-cell table:formula="of:=4*PI()^2*([.A7]/[.B7]^2)" office:value-type="float" office:value="13.0236146837681" calcext:value-type="float">
            <text:p>13.02361468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65" calcext:value-type="float">
            <text:p>1.65</text:p>
          </table:table-cell>
          <table:table-cell table:formula="of:=4*PI()^2*([.A8]/[.B8]^2)" office:value-type="float" office:value="13.0652173596055" calcext:value-type="float">
            <text:p>13.06521736</text:p>
          </table:table-cell>
        </table:table-row>
        <table:table-row table:style-name="ro1">
          <table:table-cell table:style-name="ce2" office:value-type="float" office:value="0.95" calcext:value-type="float">
            <text:p>0.950</text:p>
          </table:table-cell>
          <table:table-cell office:value-type="float" office:value="1.69" calcext:value-type="float">
            <text:p>1.69</text:p>
          </table:table-cell>
          <table:table-cell table:formula="of:=4*PI()^2*([.A9]/[.B9]^2)" office:value-type="float" office:value="13.1313668023317" calcext:value-type="float">
            <text:p>13.13136680</text:p>
          </table:table-cell>
        </table:table-row>
        <table:table-row table:style-name="ro1"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C2:.C9])" office:value-type="float" office:value="13.1551202596676" calcext:value-type="float">
            <text:p>13.15512026</text:p>
          </table:table-cell>
        </table:table-row>
        <table:table-row table:style-name="ro1">
          <table:table-cell/>
          <table:table-cell table:style-name="ce4" office:value-type="string" calcext:value-type="string">
            <text:p>Standard Deviation</text:p>
          </table:table-cell>
          <table:table-cell table:style-name="ce6" table:formula="of:=STDEV([.C2:.C9])" office:value-type="float" office:value="0.171332884833422" calcext:value-type="float">
            <text:p>0.17133288</text:p>
          </table:table-cell>
        </table:table-row>
        <table:table-row table:style-name="ro1">
          <table:table-cell/>
          <table:table-cell table:style-name="ce4" office:value-type="string" calcext:value-type="string">
            <text:p>Standard Error</text:p>
          </table:table-cell>
          <table:table-cell table:style-name="ce3" table:formula="of:=[.C11]/SQRT(8)" office:value-type="float" office:value="0.0605753223529834" calcext:value-type="float">
            <text:p>0.0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Best estimate</text:p>
          </table:table-cell>
          <table:table-cell table:style-name="ce4" office:value-type="string" calcext:value-type="string">
            <text:p>13.16(6) kg/s^2</text:p>
          </table:table-cell>
        </table:table-row>
        <table:table-row table:style-name="ro1" table:number-rows-repeated="4"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Formula: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span text:style-name="T1">*</text:span>4pi^2(M/T^2)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4:49:16.499244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16:30.850826705</meta:creation-date>
    <dc:date>2017-11-06T15:52:55.515139930</dc:date>
    <meta:editing-duration>PT1H26M45S</meta:editing-duration>
    <meta:editing-cycles>12</meta:editing-cycles>
    <meta:generator>LibreOffice/5.0.6.2$Linux_X86_64 LibreOffice_project/00$Build-2</meta:generator>
    <dc:creator>Leonardo Castorina</dc:creator>
    <meta:document-statistic meta:table-count="1" meta:cell-count="37" meta:object-count="0"/>
  </office:meta>
</office:document-meta>
</file>